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8pt" style:text-underline-style="solid" style:text-underline-width="auto" style:text-underline-color="font-color" officeooo:rsid="0016f8fc" officeooo:paragraph-rsid="0016f8fc" style:font-size-asian="18pt" style:font-size-complex="18pt"/>
    </style:style>
    <style:style style:name="P2" style:family="paragraph" style:parent-style-name="Standard">
      <style:paragraph-properties fo:text-align="start" style:justify-single-word="false"/>
      <style:text-properties fo:font-size="12pt" style:text-underline-style="none" officeooo:rsid="001810b0" officeooo:paragraph-rsid="001810b0" style:font-size-asian="10.5pt" style:font-size-complex="12pt"/>
    </style:style>
    <style:style style:name="P3" style:family="paragraph" style:parent-style-name="Standard">
      <style:paragraph-properties fo:line-height="115%" fo:text-align="start" style:justify-single-word="false"/>
      <style:text-properties fo:font-size="12pt" style:text-underline-style="none" officeooo:rsid="001810b0" officeooo:paragraph-rsid="001810b0" style:font-size-asian="10.5pt" style:font-size-complex="12pt"/>
    </style:style>
    <style:style style:name="P4" style:family="paragraph" style:parent-style-name="Standard">
      <loext:graphic-properties draw:fill="none"/>
      <style:paragraph-properties fo:margin-left="0in" fo:margin-right="0.3118in" fo:line-height="115%" fo:text-align="start" style:justify-single-word="false" fo:text-indent="0in" style:auto-text-indent="false" fo:background-color="transparent"/>
      <style:text-properties fo:font-size="12pt" style:text-underline-style="none" officeooo:rsid="001fb98b" officeooo:paragraph-rsid="00243914" style:font-size-asian="10.5pt" style:font-size-complex="12pt"/>
    </style:style>
    <style:style style:name="P5" style:family="paragraph" style:parent-style-name="Standard" style:master-page-name="">
      <loext:graphic-properties draw:fill="none"/>
      <style:paragraph-properties fo:margin-left="0in" fo:margin-right="0.3118in" fo:line-height="115%" fo:text-align="start" style:justify-single-word="false" fo:text-indent="0in" style:auto-text-indent="false" style:page-number="auto" fo:background-color="transparent"/>
      <style:text-properties fo:font-size="12pt" style:text-underline-style="none" officeooo:rsid="001d0659" officeooo:paragraph-rsid="001d0659" style:font-size-asian="10.5pt" style:font-size-complex="12pt"/>
    </style:style>
    <style:style style:name="P6" style:family="paragraph" style:parent-style-name="Standard">
      <loext:graphic-properties draw:fill="none"/>
      <style:paragraph-properties fo:margin-left="0in" fo:margin-right="0.4366in" fo:line-height="115%" fo:text-align="start" style:justify-single-word="false" fo:text-indent="0.25in" style:auto-text-indent="false" fo:background-color="transparent"/>
      <style:text-properties fo:font-size="12pt" style:text-underline-style="none" officeooo:rsid="0016f8fc" officeooo:paragraph-rsid="0016f8fc" style:font-size-asian="10.5pt" style:font-size-complex="12pt"/>
    </style:style>
    <style:style style:name="P7" style:family="paragraph" style:parent-style-name="Standard">
      <loext:graphic-properties draw:fill="none"/>
      <style:paragraph-properties fo:margin-left="0in" fo:margin-right="0.4366in" fo:line-height="115%" fo:text-align="start" style:justify-single-word="false" fo:text-indent="0.25in" style:auto-text-indent="false" fo:background-color="transparent"/>
      <style:text-properties fo:font-size="12pt" style:text-underline-style="none" officeooo:rsid="001810b0" officeooo:paragraph-rsid="001810b0" style:font-size-asian="10.5pt" style:font-size-complex="12pt"/>
    </style:style>
    <style:style style:name="P8" style:family="paragraph" style:parent-style-name="Standard" style:master-page-name="">
      <loext:graphic-properties draw:fill="none"/>
      <style:paragraph-properties fo:margin-left="0in" fo:margin-right="0.4366in" fo:line-height="115%" fo:text-align="center" style:justify-single-word="false" fo:text-indent="0.25in" style:auto-text-indent="false" style:page-number="auto" fo:background-color="transparent"/>
      <style:text-properties fo:font-size="18pt" style:text-underline-style="solid" style:text-underline-width="auto" style:text-underline-color="font-color" officeooo:rsid="0016f8fc" officeooo:paragraph-rsid="0016f8fc" style:font-size-asian="18pt" style:font-size-complex="18pt"/>
    </style:style>
    <style:style style:name="P9" style:family="paragraph" style:parent-style-name="Standard" style:master-page-name="">
      <loext:graphic-properties draw:fill="none"/>
      <style:paragraph-properties fo:margin-left="-0.1252in" fo:margin-right="0in" fo:line-height="115%" fo:text-align="start" style:justify-single-word="false" fo:text-indent="0.25in" style:auto-text-indent="false" style:page-number="auto" fo:background-color="transparent"/>
      <style:text-properties fo:font-size="12pt" style:text-underline-style="none" officeooo:rsid="0016f8fc" officeooo:paragraph-rsid="0016f8fc" style:font-size-asian="10.5pt" style:font-size-complex="12pt"/>
    </style:style>
    <style:style style:name="T1" style:family="text">
      <style:text-properties officeooo:rsid="001810b0"/>
    </style:style>
    <style:style style:name="T2" style:family="text">
      <style:text-properties officeooo:rsid="0019ecf2"/>
    </style:style>
    <style:style style:name="T3" style:family="text">
      <style:text-properties officeooo:rsid="001d8d78"/>
    </style:style>
    <style:style style:name="T4" style:family="text">
      <style:text-properties officeooo:rsid="00217c61"/>
    </style:style>
    <style:style style:name="T5" style:family="text">
      <style:text-properties officeooo:rsid="002439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ktikumsbericht</text:p>
      <text:p text:style-name="P8"/>
      <text:p text:style-name="P6"/>
      <text:p text:style-name="P9">Da ich mich insbesondere für Naturwissenschaften intressiere ist mir sofort bewusst geworden, dass ich mich bei einem gegebenem Schülerpraktikum auch in diese Richtung orientiere. Besonders intressieren mich in diesem Bereich die Biologie und die Technik. Dementsprechend habe ich <text:span text:style-name="T1">mich bei der Firma HERE in Berlin beworben. Da ich jedoch nicht in Berlin zur Schule gehe und somit auch nicht zu einem Schülerpraktikum verpflichtet war habe ich meinem Vater welcher dort arbeitet, auf Anweisung seiner, meinen Lebenslauf geschickt. Dieser hat für eine erfolgreiche Bewerbung gereicht, sodass ich mir den Betrieb vom 26. Juni bis zum 7. Juli angucken konnte und einen Eindruck von der Arbeitsweise dort gewinnen konnte.</text:span></text:p>
      <text:p text:style-name="P6"/>
      <text:p text:style-name="P7">Das Unternehmen HERE produziert online Karten sowie Geodatendienst. Ehemals gehörte diese zu Nokia welche die Dienste für ihre Handys und im speziellerem für ihre Smartphones produziert und verwendet haben. <text:span text:style-name="T2">Früher war dies ein Alleinstellungsmerkmal von Nokia jedoch verschwand dieses Merkmal allmählich durch die Entwicklung von Google Maps für Android Geräte. 2014 gab Nokia seine Endgerätsparte auf und verkaufte sie an Microsoft, jedoch sind die Karten und Geodatendienste als Applikation auf iOS und Android kostenlos erhältlich. Ein großer Vorteil dieser ist immernoch das jene ohne Internetzwerk funktionieren. Jedoch gab Nokia 2015 bekannt HERE verkaufen zu wollen, was dazu führte das HERE am 4. Dezember 2015 zu gleichen Teilen den Automobile Herstellern Audi BMW und Daimler. HERE Karten laufen nach Angaben mittlerweile bereits auf eine Millarde Geräten. Rund 17 Prozent aller Autos welche 2014 hergestellt wurden fahrem mit Here Navigationssystemen. Firmen interne Quellen berichten das 90 Prozent aller Navigationssystem besitzenden Autos mit ihren Navigationssystemen fahren. Dies lies sich jedoch nicht nachprüfen. Fakt ist jedoch das die Firma 2015 6500 Mitarbeiter in global verteilten Standorten beschäftigte.</text:span></text:p>
      <text:p text:style-name="P3"/>
      <text:p text:style-name="P5">Mein Arbeits Tag begann um 8 Uhr und hörte um 14:00 auf. Ich bin jeden Tag eine halbe Stunde mit Fahrad zur Arbeit nach Berlin-Mitte gefahren. <text:span text:style-name="T3">Da ich nicht richtig Arbeiten durfte erklärte mir mein Vater wichtige Tools unn Abläufe des Unternehmens. Er Arrangierte treffen für mich damit ich möglichst viele Arbeitsbereiche der Firma kennen lernte und nahm mich in Meetings mit. So hatte ich oft bis 12 uhr zu tun und ging dann mit meinem Vater in der Kantine Mittagessen. Das Essen wird von Sodexo geliefert. Sodexo kannte ich schon aus meiner ehemaligen Schuhlkantine. Damals habe ich Das Essen als billig und nicht schmackhaft empfunden da dieses auch nicht in der Schule gekocht wurde sondern nur ausgeteilt. In der <text:s/>Firma war dieses jedoch hinreichend und ansprechender.</text:span></text:p>
      <text:p text:style-name="P4">Nach dem Mittag hatte ich oft noch bis 14:00 zu tun oder ich wurde früher entlassen um Zuhause arbeiten zu verichten um meine Eltern zu entlasten. Die Firma arbeitet Hauptsächlich mit Agiler Softwarentwicklung dies bedeutet sie versucht schnell und billig Das Problem des Kundens zu erahnen beziehungsweise zuerfassen. Dies bewerkstelligt die Firma mit sogenannten Userstories, welche das Problem eines Nutzers genau beschreiben und wie dessen Lösung <text:soft-page-break/>aussehen soll. Anschließend wird ein Produkt möglichst billig und einfach entwickelt. Das ziel ist es schnell ein funktionierendes Produkt auf den Markt zubringen und dieses stetig weiterzuentwickeln. Ein beispiel für diese Entwiklung sind zum Beispiel die meisten Betriebssysteme die im Laufe der Zeit immer mehr verbessert und weiterentwickelt werden. <text:span text:style-name="T4">Diese Art der Softwareentwicklung wurde 2001 Erfunden. Man kann dieses Verfahren in ein Paar Regel zusammen fassen. Funktionirende Software ist besser als die Dokumentatikon, es ist besser den Plan wenn es nötig ist zu änderen als ihn bei zubehalten und die Zusammenarbeit mit dem Kunden ist wichtiger als ein Vertrag. Da sich das Ziel, welches erreicht werden soll sich sehr schnell ändern kann, sind diese obengenannten Punkte für erfolgreiche Softwareentwicklung sehr wichtig. Außerdem ist bei dem Arbeitsprozess wichtig, dass wichtiges zu erst erledigt wird da man mit 20% der Arbeit 80% des Ergebnisses erreichen kann und umgekehrt. Um dies zuerreichen gibt es zwei Arbeitsverfahren. Zum einen Scrum und zum anderem Kanban. Für diese Methoden ist ein kleines Team von 4 bis 8 Leuten essenziell. Auserdem wird in diesem Team ein sogenannter Moderartor benötigt welcher das ganze koordiniert. Die Aufgabe welche vom Productowner formuliert wird und in einem Backlog festgehalten wird, gilt es in einem sogenanntem Sprint zu absolvieren. <text:s/>Es wird geplant wer was zu welchem Zeitpunkt macht dabei gillt, dass das wichtigste zuerst gemacht wird. Ein anderes Verfahren ist Kanban. Dieses Verfahren beruht auf auf einer Art Aufgabenboard welches in verschiedene Kategorien wie Austehend, in Arbeit, Test, und Fertig kategorisiert wird. Um durch dieses Bord zuwandern bekommt jede Aufgabe die gemacht werden muss ein Ticket. Dieses Ticket kann von einem Teammitglied bearbeitet werden bis dieser sich ein neues nimmt. Das Ziel ist es dieses möglichst schnell durch das Board zu bewegen sodass in den mittleren Spalten sich möglichst wenig Tickets befinden. Dieses Aufgabenboard kann man als Team enweder Analog oder Digital bearbeiten. Damit jeder einen groben Überblick über das allgemeine geschehen hat wird täglich ein Stand-up-Meeting durchgeführt wo die Team mitglieder sich erzählen woran sie seit dem letztem Meeting gearbeitet haben. Nun Stellt sich jedoch noch die Frage wie die Aufgaben entwickelt werden. Dafür ist der oben Angesprochene Productmanager zuständig. Er ist zum Einen für die Userstories verantwortlich und muss herausfinden was der Kunde braucht oder was man ihm vorgeben kann zubrauchen. Diese Problemlösung muss mit Innovation verbunden werden. Das Produkt muss sowohl ein ansprechendes Design haben, als auch ein Technisch einwandfrei funktionieren. Ein Wichtiges Kriterium ist auch das man es weiterentwicklen kann da so eine höhere Lebenserwartung garantiert wird. Anderer seits verursacht das auch zusätzliche Kosten. Hauptsächlich muss sich ein Productmanager mit Problem auseinandersetzen. Was sind Probleme der Zukunft und wie groß sind sie? Er muss Probleme einschätzen können um auf im Marktwettbewerb sein Produkt möglichst gut zu etablieren. Oft ist es notwendig dem Kunden durch Marketing seine Probleme einzureden.</text:span></text:p>
      <text:p text:style-name="P4"/>
      <text:p text:style-name="P4"><text:span text:style-name="T5">Alles in Allem habe ich gelernt das viele Leute in einer firma in unterschiedlichen Bereichen an einer Sache arbeiten. Die Arbeitsmethoden sind sehr modern und darauf ausgelegt möglichst Produktiv zusein. Leider konnte nicht selber Arbeiten aber ich habe einen weitreichenden Einblick in solch eine große Firma bekommen. Die Arbeitsbedingungen haben mir sehr gefallen und die Arbeitsmethoden fand ich sehr beeindruckend. Diesewaren nicht nur äußerst Produktiv </text:span><text:soft-page-break/><text:span text:style-name="T5">sondern auch sehr Nervenschonend da Missvertändnisse oder ähnliches gleich aus dem Weg geschaft werden. Ich kann mir vorstellen, dass es sehr anstrengend sein kann mehr als 6h am Tag vor dem Computer zusitzen und zu arbeiten jedoch empfinde ich das was mir hier an Methoden begebracht wurde als sehr lehrreich.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925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08:40:42.326000000</meta:creation-date>
    <dc:date>2017-07-06T11:08:10.784000000</dc:date>
    <meta:editing-duration>PT4M5S</meta:editing-duration>
    <meta:editing-cycles>1</meta:editing-cycles>
    <meta:document-statistic meta:table-count="0" meta:image-count="0" meta:object-count="0" meta:page-count="3" meta:paragraph-count="6" meta:word-count="1059" meta:character-count="7163" meta:non-whitespace-character-count="6107"/>
    <meta:generator>LibreOffice/5.2.7.2$Windows_x86 LibreOffice_project/2b7f1e640c46ceb28adf43ee075a6e8b8439ed10</meta:generator>
  </office:meta>
</office:document-meta>
</file>